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e9415" officeooo:paragraph-rsid="000e941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lex exercise 5</text:p>
      <text:p text:style-name="P1"/>
      <text:p text:style-name="P1">This was confusing and challenging!</text:p>
      <text:p text:style-name="P1"/>
      <text:p text:style-name="P1">I need to get a better grip on how to the HTML is structured and how the different elements work with CSS.</text:p>
      <text:p text:style-name="P1"/>
      <text:p text:style-name="P1">Targeting is still somewhat confusing. When to target what etc.</text:p>
      <text:p text:style-name="P1">Need to redo all CSS to refresh and learn again!!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11T21:41:48.765072081</meta:creation-date>
    <dc:date>2024-08-11T21:44:24.070114448</dc:date>
    <meta:editing-duration>PT2M35S</meta:editing-duration>
    <meta:editing-cycles>1</meta:editing-cycles>
    <meta:document-statistic meta:table-count="0" meta:image-count="0" meta:object-count="0" meta:page-count="1" meta:paragraph-count="5" meta:word-count="50" meta:character-count="268" meta:non-whitespace-character-count="223"/>
    <meta:generator>LibreOffice/7.3.7.2$Linux_X86_64 LibreOffice_project/30$Build-2</meta:generator>
  </office:meta>
</office:document-meta>
</file>